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nnectionFactoryBeanTests.testGetObjectTypeIsNullIfConnectionFactoryHasNotBeen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ConnectionFactoryBeanTests.testCreatesManagedConnectionFactoryIfAConnectionManagerHasBeen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ConnectionFactoryBeanTests.testManagedConnectionFactory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ConnectionFactoryBeanTests.testCreatesVanillaConnectionFactoryIfNoConnectionManagerHasBeen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ConnectionFactoryBeanTests.test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